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5.001cm" table:align="left"/>
    </style:style>
    <style:style style:name="Tabelle1.A" style:family="table-column">
      <style:table-column-properties style:column-width="0.497cm"/>
    </style:style>
    <style:style style:name="Tabelle1.B" style:family="table-column">
      <style:table-column-properties style:column-width="0.614cm"/>
    </style:style>
    <style:style style:name="Tabelle1.C" style:family="table-column">
      <style:table-column-properties style:column-width="0.388cm"/>
    </style:style>
    <style:style style:name="Tabelle1.D" style:family="table-column">
      <style:table-column-properties style:column-width="0.499cm"/>
    </style:style>
    <style:style style:name="Tabelle1.E" style:family="table-column">
      <style:table-column-properties style:column-width="0.50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5.001cm" table:align="left"/>
    </style:style>
    <style:style style:name="Tabelle5.A" style:family="table-column">
      <style:table-column-properties style:column-width="0.497cm"/>
    </style:style>
    <style:style style:name="Tabelle5.B" style:family="table-column">
      <style:table-column-properties style:column-width="0.614cm"/>
    </style:style>
    <style:style style:name="Tabelle5.C" style:family="table-column">
      <style:table-column-properties style:column-width="0.388cm"/>
    </style:style>
    <style:style style:name="Tabelle5.D" style:family="table-column">
      <style:table-column-properties style:column-width="0.499cm"/>
    </style:style>
    <style:style style:name="Tabelle5.E" style:family="table-column">
      <style:table-column-properties style:column-width="0.501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5.001cm" table:align="left"/>
    </style:style>
    <style:style style:name="Tabelle6.A" style:family="table-column">
      <style:table-column-properties style:column-width="0.497cm"/>
    </style:style>
    <style:style style:name="Tabelle6.B" style:family="table-column">
      <style:table-column-properties style:column-width="0.614cm"/>
    </style:style>
    <style:style style:name="Tabelle6.C" style:family="table-column">
      <style:table-column-properties style:column-width="0.388cm"/>
    </style:style>
    <style:style style:name="Tabelle6.D" style:family="table-column">
      <style:table-column-properties style:column-width="0.499cm"/>
    </style:style>
    <style:style style:name="Tabelle6.E" style:family="table-column">
      <style:table-column-properties style:column-width="0.501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C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5.001cm" table:align="left"/>
    </style:style>
    <style:style style:name="Tabelle7.A" style:family="table-column">
      <style:table-column-properties style:column-width="0.497cm"/>
    </style:style>
    <style:style style:name="Tabelle7.B" style:family="table-column">
      <style:table-column-properties style:column-width="0.614cm"/>
    </style:style>
    <style:style style:name="Tabelle7.C" style:family="table-column">
      <style:table-column-properties style:column-width="0.388cm"/>
    </style:style>
    <style:style style:name="Tabelle7.D" style:family="table-column">
      <style:table-column-properties style:column-width="0.499cm"/>
    </style:style>
    <style:style style:name="Tabelle7.E" style:family="table-column">
      <style:table-column-properties style:column-width="0.501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4.001cm" table:align="left"/>
    </style:style>
    <style:style style:name="Tabelle4.A" style:family="table-column">
      <style:table-column-properties style:column-width="4.001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4.001cm" table:align="left"/>
    </style:style>
    <style:style style:name="Tabelle8.A" style:family="table-column">
      <style:table-column-properties style:column-width="4.001cm"/>
    </style:style>
    <style:style style:name="Tabelle8.A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4.001cm" table:align="left"/>
    </style:style>
    <style:style style:name="Tabelle9.A" style:family="table-column">
      <style:table-column-properties style:column-width="4.001cm"/>
    </style:style>
    <style:style style:name="Tabelle9.A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4.001cm" table:align="left"/>
    </style:style>
    <style:style style:name="Tabelle10.A" style:family="table-column">
      <style:table-column-properties style:column-width="4.001cm"/>
    </style:style>
    <style:style style:name="Tabelle10.A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927a" officeooo:paragraph-rsid="00251284"/>
    </style:style>
    <style:style style:name="P2" style:family="paragraph" style:parent-style-name="Standard">
      <style:text-properties officeooo:rsid="001b927a" officeooo:paragraph-rsid="001b927a"/>
    </style:style>
    <style:style style:name="P3" style:family="paragraph" style:parent-style-name="Standard">
      <style:text-properties officeooo:rsid="001b927a" officeooo:paragraph-rsid="0028280a"/>
    </style:style>
    <style:style style:name="P4" style:family="paragraph" style:parent-style-name="Standard">
      <style:text-properties fo:font-size="10pt" officeooo:rsid="001b927a" officeooo:paragraph-rsid="001b927a" style:font-size-asian="10pt" style:font-size-complex="10pt"/>
    </style:style>
    <style:style style:name="P5" style:family="paragraph" style:parent-style-name="Standard">
      <style:text-properties fo:font-size="10pt" officeooo:rsid="001b927a" officeooo:paragraph-rsid="001cf3ee" style:font-size-asian="10pt" style:font-size-complex="10pt"/>
    </style:style>
    <style:style style:name="P6" style:family="paragraph" style:parent-style-name="Standard">
      <style:text-properties fo:font-size="10pt" officeooo:rsid="001b927a" officeooo:paragraph-rsid="002642ca" style:font-size-asian="10pt" style:font-size-complex="10pt"/>
    </style:style>
    <style:style style:name="P7" style:family="paragraph" style:parent-style-name="Standard">
      <style:text-properties fo:font-size="10pt" officeooo:rsid="001b927a" officeooo:paragraph-rsid="0028280a" style:font-size-asian="10pt" style:font-size-complex="10pt"/>
    </style:style>
    <style:style style:name="P8" style:family="paragraph" style:parent-style-name="Standard">
      <style:text-properties fo:font-size="10pt" officeooo:rsid="0028280a" officeooo:paragraph-rsid="0028280a" style:font-size-asian="10pt" style:font-size-complex="10pt"/>
    </style:style>
    <style:style style:name="P9" style:family="paragraph" style:parent-style-name="Standard">
      <style:text-properties officeooo:paragraph-rsid="00251284"/>
    </style:style>
    <style:style style:name="P10" style:family="paragraph" style:parent-style-name="Standard">
      <style:paragraph-properties fo:margin-left="0cm" fo:margin-right="9.999cm" fo:text-indent="0cm" style:auto-text-indent="false"/>
      <style:text-properties fo:font-size="10pt" officeooo:rsid="001b927a" officeooo:paragraph-rsid="001cf3ee" style:font-size-asian="10pt" style:font-size-complex="10pt"/>
    </style:style>
    <style:style style:name="P11" style:family="paragraph" style:parent-style-name="Standard">
      <style:paragraph-properties fo:margin-left="0cm" fo:margin-right="9.999cm" fo:text-indent="0cm" style:auto-text-indent="false"/>
      <style:text-properties fo:font-size="10pt" officeooo:rsid="001cf3ee" officeooo:paragraph-rsid="001cf3ee" style:font-size-asian="10pt" style:font-size-complex="10pt"/>
    </style:style>
    <style:style style:name="P12" style:family="paragraph" style:parent-style-name="Standard">
      <style:paragraph-properties fo:margin-left="0cm" fo:margin-right="9.999cm" fo:text-indent="0cm" style:auto-text-indent="false"/>
      <style:text-properties fo:font-size="10pt" officeooo:rsid="001cf3ee" officeooo:paragraph-rsid="0028280a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9pt" officeooo:rsid="0020358c" officeooo:paragraph-rsid="0020358c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officeooo:rsid="0020358c" officeooo:paragraph-rsid="0028280a" style:font-size-asian="9pt" style:font-size-complex="9pt"/>
    </style:style>
    <style:style style:name="P15" style:family="paragraph" style:parent-style-name="Table_20_Contents">
      <style:text-properties fo:font-size="9pt" officeooo:rsid="0020358c" officeooo:paragraph-rsid="0020358c" style:font-size-asian="9pt" style:font-size-complex="9pt"/>
    </style:style>
    <style:style style:name="P16" style:family="paragraph" style:parent-style-name="Table_20_Contents">
      <style:text-properties fo:font-size="9pt" officeooo:rsid="0020358c" officeooo:paragraph-rsid="00251284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officeooo:rsid="0023393e" officeooo:paragraph-rsid="0023393e"/>
    </style:style>
    <style:style style:name="P18" style:family="paragraph" style:parent-style-name="Table_20_Contents">
      <style:paragraph-properties fo:text-align="center" style:justify-single-word="false"/>
      <style:text-properties officeooo:rsid="0023393e" officeooo:paragraph-rsid="00251284"/>
    </style:style>
    <style:style style:name="P19" style:family="paragraph" style:parent-style-name="Table_20_Contents">
      <style:text-properties officeooo:rsid="001ec768" officeooo:paragraph-rsid="001caf7f"/>
    </style:style>
    <style:style style:name="P20" style:family="paragraph" style:parent-style-name="Table_20_Contents">
      <style:text-properties officeooo:rsid="001ec768" officeooo:paragraph-rsid="00251284"/>
    </style:style>
    <style:style style:name="P21" style:family="paragraph" style:parent-style-name="Table_20_Contents">
      <style:text-properties officeooo:rsid="0028280a" officeooo:paragraph-rsid="0028280a"/>
    </style:style>
    <style:style style:name="P22" style:family="paragraph" style:parent-style-name="Standard">
      <style:paragraph-properties fo:margin-left="0cm" fo:margin-right="9.999cm" fo:text-indent="0cm" style:auto-text-indent="false"/>
      <style:text-properties fo:font-size="10pt" officeooo:rsid="001b927a" officeooo:paragraph-rsid="0028fe4d" style:font-size-asian="10pt" style:font-size-complex="10pt"/>
    </style:style>
    <style:style style:name="T1" style:family="text">
      <style:text-properties officeooo:rsid="001cf3ee"/>
    </style:style>
    <style:style style:name="T2" style:family="text">
      <style:text-properties officeooo:rsid="002642ca"/>
    </style:style>
    <style:style style:name="T3" style:family="text">
      <style:text-properties officeooo:rsid="0028280a"/>
    </style:style>
    <style:style style:name="T4" style:family="text">
      <style:text-properties officeooo:rsid="0028fe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X </text:span>Belegtmelder <text:span text:style-name="T3">IBMKlub</text:span></text:p>
      <text:p text:style-name="P10">SW 0<text:span text:style-name="T4">1.0</text:span>0 - HW 01.02 - <text:s/><text:span text:style-name="T3">Oct2018</text:span></text:p>
      <text:p text:style-name="P11">Basis-RJ45-1.1/<text:span text:style-name="T3">2</text:span> + <text:span text:style-name="T3">SX-Bel-2.10 (ser)</text:span></text:p>
      <text:p text:style-name="P4"/>
      <text:p text:style-name="P5">Programmierung: </text:p>
      <text:p text:style-name="P6">Taste drücken <text:span text:style-name="T2">(3s)</text:span>, grüne LED leuchtet</text:p>
      <text:p text:style-name="P4">(Gleisspannung muss dazu =AUS sein)</text:p>
      <text:p text:style-name="P4">Kanal 1: Adresse</text:p>
      <text:p text:style-name="P4">Kanal 2: Abfallverz. in 25ms Einh.</text:p>
      <text:p text:style-name="P8">Kanal 3: Empf. <text:s/>1 … 9 (9=unempfindl.)</text:p>
      <text:p text:style-name="P2"/>
      <text:p text:style-name="P7"><text:span text:style-name="T1">SX </text:span>Belegtmelder <text:span text:style-name="T3">IBMKlub</text:span></text:p>
      <text:p text:style-name="P22">SW 0<text:span text:style-name="T4">1.0</text:span>0 - HW 01.02 - <text:s/><text:span text:style-name="T3">Oct2018</text:span></text:p>
      <text:p text:style-name="P12">Basis-RJ45-1.1/<text:span text:style-name="T3">2</text:span> + <text:span text:style-name="T3">SX-Bel-2.10 (ser)</text:span></text:p>
      <text:p text:style-name="P7"/>
      <text:p text:style-name="P7">Programmierung: </text:p>
      <text:p text:style-name="P7">Taste drücken <text:span text:style-name="T2">(3s)</text:span>, grüne LED leuchtet</text:p>
      <text:p text:style-name="P7">(Gleisspannung muss dazu =AUS sein)</text:p>
      <text:p text:style-name="P7">Kanal 1: Adresse</text:p>
      <text:p text:style-name="P7">Kanal 2: Abfallverz. in 25ms Einh.</text:p>
      <text:p text:style-name="P8">Kanal 3: Empf. <text:s/>1 … 9 (9=unempfindl.)</text:p>
      <text:p text:style-name="P7"/>
      <text:p text:style-name="P7"><text:span text:style-name="T1">SX </text:span>Belegtmelder <text:span text:style-name="T3">IBMKlub</text:span></text:p>
      <text:p text:style-name="P22">SW 0<text:span text:style-name="T4">1.0</text:span>0 - HW 01.02 - <text:s/><text:span text:style-name="T3">Oct2018</text:span></text:p>
      <text:p text:style-name="P12">Basis-RJ45-1.1/<text:span text:style-name="T3">2</text:span> + <text:span text:style-name="T3">SX-Bel-2.10 (ser)</text:span></text:p>
      <text:p text:style-name="P7"/>
      <text:p text:style-name="P7">Programmierung: </text:p>
      <text:p text:style-name="P7">Taste drücken <text:span text:style-name="T2">(3s)</text:span>, grüne LED leuchtet</text:p>
      <text:p text:style-name="P7">(Gleisspannung muss dazu =AUS sein)</text:p>
      <text:p text:style-name="P7">Kanal 1: Adresse</text:p>
      <text:p text:style-name="P7">Kanal 2: Abfallverz. in 25ms Einh.</text:p>
      <text:p text:style-name="P8">Kanal 3: Empf. <text:s/>1 … 9 (9=unempfindl.)</text:p>
      <text:p text:style-name="P3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D"/>
        <table:table-column table:style-name="Tabelle1.E"/>
        <table:table-column table:style-name="Tabelle1.D"/>
        <table:table-column table:style-name="Tabelle1.E" table:number-columns-repeated="2"/>
        <table:table-row>
          <table:table-cell table:style-name="Tabelle1.A1" table:number-columns-spanned="2" office:value-type="string">
            <text:p text:style-name="P15">Zentr.</text:p>
          </table:table-cell>
          <table:covered-table-cell/>
          <table:table-cell table:style-name="Tabelle1.C1" table:number-columns-spanned="8" office:value-type="string">
            <text:p text:style-name="P13">Zum Gleis <text:span text:style-name="T3">(ro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1">B</text:p>
          </table:table-cell>
          <table:table-cell table:style-name="Tabelle1.A2" office:value-type="string">
            <text:p text:style-name="P21">R</text:p>
          </table:table-cell>
          <table:table-cell table:style-name="Tabelle1.A2" office:value-type="string">
            <text:p text:style-name="P19">1</text:p>
          </table:table-cell>
          <table:table-cell table:style-name="Tabelle1.A2" office:value-type="string">
            <text:p text:style-name="P19">2</text:p>
          </table:table-cell>
          <table:table-cell table:style-name="Tabelle1.A2" office:value-type="string">
            <text:p text:style-name="P19">3</text:p>
          </table:table-cell>
          <table:table-cell table:style-name="Tabelle1.A2" office:value-type="string">
            <text:p text:style-name="P19">4</text:p>
          </table:table-cell>
          <table:table-cell table:style-name="Tabelle1.A2" office:value-type="string">
            <text:p text:style-name="P19">5</text:p>
          </table:table-cell>
          <table:table-cell table:style-name="Tabelle1.A2" office:value-type="string">
            <text:p text:style-name="P19">6</text:p>
          </table:table-cell>
          <table:table-cell table:style-name="Tabelle1.A2" office:value-type="string">
            <text:p text:style-name="P19">7</text:p>
          </table:table-cell>
          <table:table-cell table:style-name="Tabelle1.J2" office:value-type="string">
            <text:p text:style-name="P19">8</text:p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D"/>
        <table:table-column table:style-name="Tabelle5.E"/>
        <table:table-column table:style-name="Tabelle5.D"/>
        <table:table-column table:style-name="Tabelle5.E" table:number-columns-repeated="2"/>
        <table:table-row>
          <table:table-cell table:style-name="Tabelle5.A1" table:number-columns-spanned="2" office:value-type="string">
            <text:p text:style-name="P16">Zentr.</text:p>
          </table:table-cell>
          <table:covered-table-cell/>
          <table:table-cell table:style-name="Tabelle5.C1" table:number-columns-spanned="8" office:value-type="string">
            <text:p text:style-name="P14">Zum Gleis <text:span text:style-name="T3">(ro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.A2" office:value-type="string">
            <text:p text:style-name="P21">B</text:p>
          </table:table-cell>
          <table:table-cell table:style-name="Tabelle5.A2" office:value-type="string">
            <text:p text:style-name="P21">R</text:p>
          </table:table-cell>
          <table:table-cell table:style-name="Tabelle5.A2" office:value-type="string">
            <text:p text:style-name="P20">1</text:p>
          </table:table-cell>
          <table:table-cell table:style-name="Tabelle5.A2" office:value-type="string">
            <text:p text:style-name="P20">2</text:p>
          </table:table-cell>
          <table:table-cell table:style-name="Tabelle5.A2" office:value-type="string">
            <text:p text:style-name="P20">3</text:p>
          </table:table-cell>
          <table:table-cell table:style-name="Tabelle5.A2" office:value-type="string">
            <text:p text:style-name="P20">4</text:p>
          </table:table-cell>
          <table:table-cell table:style-name="Tabelle5.A2" office:value-type="string">
            <text:p text:style-name="P20">5</text:p>
          </table:table-cell>
          <table:table-cell table:style-name="Tabelle5.A2" office:value-type="string">
            <text:p text:style-name="P20">6</text:p>
          </table:table-cell>
          <table:table-cell table:style-name="Tabelle5.A2" office:value-type="string">
            <text:p text:style-name="P20">7</text:p>
          </table:table-cell>
          <table:table-cell table:style-name="Tabelle5.J2" office:value-type="string">
            <text:p text:style-name="P20">8</text:p>
          </table:table-cell>
        </table:table-row>
      </table:table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D"/>
        <table:table-column table:style-name="Tabelle6.E"/>
        <table:table-column table:style-name="Tabelle6.D"/>
        <table:table-column table:style-name="Tabelle6.E" table:number-columns-repeated="2"/>
        <table:table-row>
          <table:table-cell table:style-name="Tabelle6.A1" table:number-columns-spanned="2" office:value-type="string">
            <text:p text:style-name="P16">Zentr.</text:p>
          </table:table-cell>
          <table:covered-table-cell/>
          <table:table-cell table:style-name="Tabelle6.C1" table:number-columns-spanned="8" office:value-type="string">
            <text:p text:style-name="P14">Zum Gleis <text:span text:style-name="T3">(ro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.A2" office:value-type="string">
            <text:p text:style-name="P21">B</text:p>
          </table:table-cell>
          <table:table-cell table:style-name="Tabelle6.A2" office:value-type="string">
            <text:p text:style-name="P21">R</text:p>
          </table:table-cell>
          <table:table-cell table:style-name="Tabelle6.A2" office:value-type="string">
            <text:p text:style-name="P20">1</text:p>
          </table:table-cell>
          <table:table-cell table:style-name="Tabelle6.A2" office:value-type="string">
            <text:p text:style-name="P20">2</text:p>
          </table:table-cell>
          <table:table-cell table:style-name="Tabelle6.A2" office:value-type="string">
            <text:p text:style-name="P20">3</text:p>
          </table:table-cell>
          <table:table-cell table:style-name="Tabelle6.A2" office:value-type="string">
            <text:p text:style-name="P20">4</text:p>
          </table:table-cell>
          <table:table-cell table:style-name="Tabelle6.A2" office:value-type="string">
            <text:p text:style-name="P20">5</text:p>
          </table:table-cell>
          <table:table-cell table:style-name="Tabelle6.A2" office:value-type="string">
            <text:p text:style-name="P20">6</text:p>
          </table:table-cell>
          <table:table-cell table:style-name="Tabelle6.A2" office:value-type="string">
            <text:p text:style-name="P20">7</text:p>
          </table:table-cell>
          <table:table-cell table:style-name="Tabelle6.J2" office:value-type="string">
            <text:p text:style-name="P20">8</text:p>
          </table:table-cell>
        </table:table-row>
      </table:table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D"/>
        <table:table-column table:style-name="Tabelle7.E"/>
        <table:table-column table:style-name="Tabelle7.D"/>
        <table:table-column table:style-name="Tabelle7.E" table:number-columns-repeated="2"/>
        <table:table-row>
          <table:table-cell table:style-name="Tabelle7.A1" table:number-columns-spanned="2" office:value-type="string">
            <text:p text:style-name="P16">Zentr.</text:p>
          </table:table-cell>
          <table:covered-table-cell/>
          <table:table-cell table:style-name="Tabelle7.C1" table:number-columns-spanned="8" office:value-type="string">
            <text:p text:style-name="P14">Zum Gleis <text:span text:style-name="T3">(ro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.A2" office:value-type="string">
            <text:p text:style-name="P21">B</text:p>
          </table:table-cell>
          <table:table-cell table:style-name="Tabelle7.A2" office:value-type="string">
            <text:p text:style-name="P21">R</text:p>
          </table:table-cell>
          <table:table-cell table:style-name="Tabelle7.A2" office:value-type="string">
            <text:p text:style-name="P20">1</text:p>
          </table:table-cell>
          <table:table-cell table:style-name="Tabelle7.A2" office:value-type="string">
            <text:p text:style-name="P20">2</text:p>
          </table:table-cell>
          <table:table-cell table:style-name="Tabelle7.A2" office:value-type="string">
            <text:p text:style-name="P20">3</text:p>
          </table:table-cell>
          <table:table-cell table:style-name="Tabelle7.A2" office:value-type="string">
            <text:p text:style-name="P20">4</text:p>
          </table:table-cell>
          <table:table-cell table:style-name="Tabelle7.A2" office:value-type="string">
            <text:p text:style-name="P20">5</text:p>
          </table:table-cell>
          <table:table-cell table:style-name="Tabelle7.A2" office:value-type="string">
            <text:p text:style-name="P20">6</text:p>
          </table:table-cell>
          <table:table-cell table:style-name="Tabelle7.A2" office:value-type="string">
            <text:p text:style-name="P20">7</text:p>
          </table:table-cell>
          <table:table-cell table:style-name="Tabelle7.J2" office:value-type="string">
            <text:p text:style-name="P20">8</text:p>
          </table:table-cell>
        </table:table-row>
      </table:table>
      <text:p text:style-name="P9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7">OpenSX</text:p>
          </table:table-cell>
        </table:table-row>
        <table:table-row>
          <table:table-cell table:style-name="Tabelle4.A2" office:value-type="string">
            <text:p text:style-name="P17">SX-Bus <text:s text:c="3"/>SX-Bus</text:p>
          </table:table-cell>
        </table:table-row>
      </table:table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8">OpenSX</text:p>
          </table:table-cell>
        </table:table-row>
        <table:table-row>
          <table:table-cell table:style-name="Tabelle8.A2" office:value-type="string">
            <text:p text:style-name="P18">SX-Bus <text:s text:c="3"/>SX-Bus</text:p>
          </table:table-cell>
        </table:table-row>
      </table:table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8">OpenSX</text:p>
          </table:table-cell>
        </table:table-row>
        <table:table-row>
          <table:table-cell table:style-name="Tabelle9.A2" office:value-type="string">
            <text:p text:style-name="P18">SX-Bus <text:s text:c="3"/>SX-Bus</text:p>
          </table:table-cell>
        </table:table-row>
      </table:table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8">OpenSX</text:p>
          </table:table-cell>
        </table:table-row>
        <table:table-row>
          <table:table-cell table:style-name="Tabelle10.A2" office:value-type="string">
            <text:p text:style-name="P18">SX-Bus <text:s text:c="3"/>SX-Bu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9:07:24.466589073</meta:creation-date>
    <dc:date>2018-10-10T16:16:20.226804556</dc:date>
    <meta:editing-duration>PT59M2S</meta:editing-duration>
    <meta:editing-cycles>15</meta:editing-cycles>
    <meta:generator>LibreOffice/6.0.6.2$Linux_X86_64 LibreOffice_project/00m0$Build-2</meta:generator>
    <meta:print-date>2015-12-08T19:33:16.596284639</meta:print-date>
    <meta:document-statistic meta:table-count="8" meta:image-count="0" meta:object-count="0" meta:page-count="1" meta:paragraph-count="83" meta:word-count="194" meta:character-count="1007" meta:non-whitespace-character-count="875"/>
  </office:meta>
</office:document-meta>
</file>